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Overskrift1" style:master-page-name="MP0" style:family="paragraph">
      <style:paragraph-properties fo:break-before="page"/>
    </style:style>
  </office:automatic-styles>
  <office:body>
    <office:text text:use-soft-page-breaks="true">
      <text:h text:style-name="P1" text:outline-level="1">Arbeidskrav 2 OOP.</text:h>
      <text:p text:style-name="Normal"/>
      <text:p text:style-name="Normal">Jeg har valgt å gå for en løsning jeg tenkte ble enklest. Hvor jeg har en klasse som leser fra fil (ReadEquipmentFromFile), en super klasse (Equipment) som kan holde felles verdier for de forskjellige utstyret. To sub klasser (Ball og TableTennisRacket) som holder det individuelle verdiene<text:s/>igjennom arv. Så til slutt Programmet som binder sammen klassene mine.</text:p>
      <text:p text:style-name="Normal">Jeg brukte veldig lang tid på dette arbeidskravet og lærte mye. Måtte på flere punkter forhøre meg med medstudenter, for å høre hvordan di hadde/hadde tenkt å løse problemene. Jeg brukte spesielt lang tid for å få lest inn filen ordentlig. Før jeg innså at ball har flere verdier den skal lese inn enn det rackets har.<text:s/></text:p>
      <text:p text:style-name="Normal">I løsningen min har jeg valgt å ikke bruke abstrakte klasser, dette fordi det skapte problemer for meg, og dermed så jeg at jeg ikke hadde tid til å<text:s/>lære meg det ordentlig i forhold til tidsfrist. (noe jeg har notert meg å se nærmere på før eksamen).</text:p>
      <text:p text:style-name="Normal">Ett annet punkt jeg hang meg godt fast på var i Program klassen. Hvordan bruke instanceof til å hente inn verdiene jeg trengte. Men igjen etter å forhørt meg litt her og der med andre. Så kom jeg meg til slutt i mål.</text:p>
      <text:p text:style-name="Normal">Alt i alt var dette ett veldig lære rikt arbeidskrav. Jeg skulle ønske vi fikk litt lenger tid bare, slik at jeg kunne sett nærmere på det som var vanskeli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foravsnit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foravsnit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foravsnit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foravsnitt">
      <style:text-properties style:font-name-asian="Times New Roman" style:font-name-complex="Times New Roman" fo:color="#0F4761"/>
    </style:style>
    <style:style style:name="Overskrift6Tegn" style:display-name="Overskrift 6 Tegn" style:family="text" style:parent-style-name="Standardskriftforavsnit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foravsnitt">
      <style:text-properties style:font-name-asian="Times New Roman" style:font-name-complex="Times New Roman" fo:color="#595959"/>
    </style:style>
    <style:style style:name="Overskrift8Tegn" style:display-name="Overskrift 8 Tegn" style:family="text" style:parent-style-name="Standardskriftforavsnit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foravsnitt">
      <style:text-properties style:font-name-asian="Times New Roman" style:font-name-complex="Times New Roman" fo:color="#272727"/>
    </style:style>
    <style:style style:name="Tittel" style:display-name="Tittel"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telTegn" style:display-name="Tittel Tegn" style:family="text" style:parent-style-name="Standardskriftforavsnitt">
      <style:text-properties style:font-name="Aptos Display" style:font-name-asian="Times New Roman" style:font-name-complex="Times New Roman" fo:letter-spacing="-0.0069in" style:letter-kerning="true" fo:font-size="28pt" style:font-size-asian="28pt" style:font-size-complex="28pt"/>
    </style:style>
    <style:style style:name="Undertittel" style:display-name="Undertittel"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UndertittelTegn" style:display-name="Undertittel Tegn" style:family="text" style:parent-style-name="Standardskriftforavsnitt">
      <style:text-properties style:font-name-asian="Times New Roman" style:font-name-complex="Times New Roman" fo:color="#595959" fo:letter-spacing="0.0104in" fo:font-size="14pt" style:font-size-asian="14pt" style:font-size-complex="14pt"/>
    </style:style>
    <style:style style:name="Sitat" style:display-name="S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SitatTegn" style:display-name="Sitat Tegn" style:family="text" style:parent-style-name="Standardskriftforavsnitt">
      <style:text-properties fo:font-style="italic" style:font-style-asian="italic" style:font-style-complex="italic" fo:color="#404040"/>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Sterkutheving" style:display-name="Sterk utheving" style:family="text" style:parent-style-name="Standardskriftforavsnitt">
      <style:text-properties fo:font-style="italic" style:font-style-asian="italic" style:font-style-complex="italic" fo:color="#0F4761"/>
    </style:style>
    <style:style style:name="Sterktsitat" style:display-name="Sterkt s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erktsitatTegn" style:display-name="Sterkt sitat Tegn" style:family="text" style:parent-style-name="Standardskriftforavsnitt">
      <style:text-properties fo:font-style="italic" style:font-style-asian="italic" style:font-style-complex="italic" fo:color="#0F4761"/>
    </style:style>
    <style:style style:name="Sterkreferanse" style:display-name="Sterk referanse" style:family="text" style:parent-style-name="Standardskriftforavsnit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er-Arne Aadland</meta:initial-creator>
    <dc:creator>Per-Arne Aadland</dc:creator>
    <meta:creation-date>2026-03-16T12:53:00Z</meta:creation-date>
    <dc:date>2026-03-16T13:09:00Z</dc:date>
    <meta:template xlink:href="Normal" xlink:type="simple"/>
    <meta:editing-cycles>1</meta:editing-cycles>
    <meta:editing-duration>PT960S</meta:editing-duration>
    <meta:document-statistic meta:page-count="1" meta:paragraph-count="2" meta:word-count="210" meta:character-count="1326" meta:row-count="9" meta:non-whitespace-character-count="1118"/>
  </office:meta>
</office:document-meta>
</file>